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f0b2" officeooo:paragraph-rsid="003a99c4"/>
    </style:style>
    <style:style style:name="P2" style:family="paragraph" style:parent-style-name="Heading_20_3">
      <style:text-properties officeooo:paragraph-rsid="003a99c4"/>
    </style:style>
    <style:style style:name="P3" style:family="paragraph" style:parent-style-name="Heading_20_3">
      <style:paragraph-properties fo:margin-top="0.25cm" fo:margin-bottom="0.101cm" loext:contextual-spacing="false"/>
      <style:text-properties officeooo:paragraph-rsid="003a99c4"/>
    </style:style>
    <style:style style:name="P4" style:family="paragraph" style:parent-style-name="Heading_20_1" style:master-page-name="Right_20_Page">
      <style:paragraph-properties style:page-number="auto"/>
      <style:text-properties officeooo:rsid="000aca01" officeooo:paragraph-rsid="003a99c4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iver Waltz</text:h>
      <text:p text:style-name="Heading_20_2">(Cowboy Junkies)</text:p>
      <text:p text:style-name="P2">[VERSE 1]</text:p>
      <text:p text:style-name="P1"><text:s text:c="13"/>G</text:p>
      <text:p text:style-name="P1">I'm going to find me a dying river</text:p>
      <text:p text:style-name="P1"/>
      <text:p text:style-name="P1">And strike a deal with her, I'll say.</text:p>
      <text:p text:style-name="P1"><text:s text:c="6"/>C </text:p>
      <text:p text:style-name="P1">"I'll fold you in two and I'll carry you away</text:p>
      <text:p text:style-name="P1"><text:s text:c="5"/>G</text:p>
      <text:p text:style-name="P1">To a place where your headwaters will flow</text:p>
      <text:p text:style-name="P1"><text:s text:c="22"/>D</text:p>
      <text:p text:style-name="P1">Clean through to your mouth".</text:p>
      <text:p text:style-name="P1"><text:s text:c="5"/>G</text:p>
      <text:p text:style-name="P1">In return I'll request a small sanctuary</text:p>
      <text:p text:style-name="P1"><text:s text:c="7"/>C </text:p>
      <text:p text:style-name="P1">By her banks where we will live</text:p>
      <text:p text:style-name="P1"/>
      <text:p text:style-name="P1">with our small family</text:p>
      <text:p text:style-name="P1"><text:s text:c="9"/>G</text:p>
      <text:p text:style-name="P1">She will water our garden, and clean the dirt</text:p>
      <text:p text:style-name="P1"><text:s text:c="9"/>D</text:p>
      <text:p text:style-name="P1">from our skin.</text:p>
      <text:p text:style-name="P1"><text:s text:c="13"/>C <text:s text:c="14"/></text:p>
      <text:p text:style-name="P1">As the world clamours at our door</text:p>
      <text:p text:style-name="P1"><text:s text:c="8"/>D <text:s text:c="21"/>G </text:p>
      <text:p text:style-name="P1">We will dance and not let them in.</text:p>
      <text:p text:style-name="P3">[VERSE 2]</text:p>
      <text:p text:style-name="P1"><text:s text:c="4"/>G</text:p>
      <text:p text:style-name="P1">And if one day we wake up to a bed dry as bone</text:p>
      <text:p text:style-name="P1">C</text:p>
      <text:p text:style-name="P1">Find our river stolen, find our sanctuary gone</text:p>
      <text:p text:style-name="P1"><text:s text:c="8"/>G</text:p>
      <text:p text:style-name="P1">We will stand and take stock and be grateful</text:p>
      <text:p text:style-name="P1"><text:s text:c="19"/>D</text:p>
      <text:p text:style-name="P1">for what we've not lost.</text:p>
      <text:p text:style-name="P1"><text:soft-page-break/><text:s text:c="8"/>G</text:p>
      <text:p text:style-name="P1">We’ll pack up our bags, pack our small family</text:p>
      <text:p text:style-name="P1">C</text:p>
      <text:p text:style-name="P1">Head cross the valley to where the aspen trees </text:p>
      <text:p text:style-name="P1">G</text:p>
      <text:p text:style-name="P1">Shiver as they ascend- the green hills</text:p>
      <text:p text:style-name="P1"><text:s text:c="10"/>D</text:p>
      <text:p text:style-name="P1">rising to blue.</text:p>
      <text:p text:style-name="P1"><text:s text:c="7"/>C <text:s text:c="27"/>D</text:p>
      <text:p text:style-name="P1">At the edge of the chopping we will turn</text:p>
      <text:p text:style-name="P1"><text:s text:c="13"/>G</text:p>
      <text:p text:style-name="P1">And bid fond ädieu.</text:p>
      <text:p text:style-name="P3">[CHORUS]</text:p>
      <text:p text:style-name="P1">C <text:s text:c="20"/>G</text:p>
      <text:p text:style-name="P1">All that I know to be true</text:p>
      <text:p text:style-name="P1"><text:s text:c="21"/>D</text:p>
      <text:p text:style-name="P1">Is the touch of your hand on my skin.</text:p>
      <text:p text:style-name="P1">C <text:s text:c="23"/>G</text:p>
      <text:p text:style-name="P1">One look from you can so easily soothe</text:p>
      <text:p text:style-name="P1"><text:s text:c="9"/>D </text:p>
      <text:p text:style-name="P1">All this turmoil within.</text:p>
      <text:p text:style-name="P1"><text:s text:c="6"/>Am</text:p>
      <text:p text:style-name="P1">As we dance cheek to cheek</text:p>
      <text:p text:style-name="P1"><text:s text:c="9"/>Em</text:p>
      <text:p text:style-name="P1">with our feet so completely</text:p>
      <text:p text:style-name="P1">G <text:s text:c="23"/>D <text:s/></text:p>
      <text:p text:style-name="P1">locked in a time all our own.</text:p>
      <text:p text:style-name="P1">Am <text:s text:c="17"/>Em</text:p>
      <text:p text:style-name="P1">I stop to speak but you gently keep me </text:p>
      <text:p text:style-name="P1">G <text:s text:c="20"/>D </text:p>
      <text:p text:style-name="P1">Moving in time to the song.</text:p>
      <text:p text:style-name="P1"><text:s text:c="9"/>C <text:s text:c="12"/>Em <text:s text:c="9"/>Am</text:p>
      <text:p text:style-name="P1">And in a voice that is sloppy with gin</text:p>
      <text:p text:style-name="P1"><text:s text:c="24"/>G</text:p>
      <text:p text:style-name="P1">You say, "let the world spin".</text:p>
      <text:p text:style-name="P1"/>
      <text:p text:style-name="P2"><text:soft-page-break/>[VERSE 3]</text:p>
      <text:p text:style-name="P1"><text:s text:c="13"/>G</text:p>
      <text:p text:style-name="P1">I'm going to find me a dying river</text:p>
      <text:p text:style-name="P1"/>
      <text:p text:style-name="P1">And strike a deal with her, I'll say.</text:p>
      <text:p text:style-name="P1"><text:s text:c="6"/>C </text:p>
      <text:p text:style-name="P1">"I'll fold you in two and I'll carry you away</text:p>
      <text:p text:style-name="P1"><text:s text:c="5"/>G</text:p>
      <text:p text:style-name="P1">To a place where your headwaters will flow</text:p>
      <text:p text:style-name="P1"><text:s text:c="22"/>D</text:p>
      <text:p text:style-name="P1">Clean through to your mouth".</text:p>
      <text:p text:style-name="P1"><text:s text:c="5"/>G</text:p>
      <text:p text:style-name="P1">In return I'll request a small sanctuary</text:p>
      <text:p text:style-name="P1"><text:s text:c="7"/>C </text:p>
      <text:p text:style-name="P1">By her banks where we will live</text:p>
      <text:p text:style-name="P1"/>
      <text:p text:style-name="P1">with our small family</text:p>
      <text:p text:style-name="P1"><text:s text:c="9"/>G</text:p>
      <text:p text:style-name="P1">She will water our garden, and clean the dirt </text:p>
      <text:p text:style-name="P1"><text:s text:c="9"/>D</text:p>
      <text:p text:style-name="P1">from our skin.</text:p>
      <text:p text:style-name="P1"><text:s text:c="13"/>C <text:s text:c="14"/>C</text:p>
      <text:p text:style-name="P1">As the world clamours at our door</text:p>
      <text:p text:style-name="P1"><text:s text:c="2"/><text:span text:style-name="T1"><text:s text:c="6"/>D <text:s text:c="21"/>G </text:span></text:p>
      <text:p text:style-name="P1">We will dance and not let them in.</text:p>
      <text:p text:style-name="P2">[OUTRO]</text:p>
      <text:p text:style-name="P1">C F7 D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5M6S</meta:editing-duration>
    <meta:editing-cycles>50</meta:editing-cycles>
    <meta:generator>LibreOffice/5.3.6.1$MacOSX_X86_64 LibreOffice_project/686f202eff87ef707079aeb7f485847613344eb7</meta:generator>
    <dc:title>Lyrics + Chords</dc:title>
    <dc:date>2017-10-16T09:46:32.831623000</dc:date>
    <meta:print-date>2017-04-03T12:23:29.985893000</meta:print-date>
    <meta:document-statistic meta:table-count="0" meta:image-count="0" meta:object-count="0" meta:page-count="3" meta:paragraph-count="94" meta:word-count="388" meta:character-count="2235" meta:non-whitespace-character-count="136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